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3.3307in"/>
    </style:style>
    <style:style style:name="co6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  <style:style style:name="ce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none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table table:name="twist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457312" calcext:value-type="float">
            <text:p>821.457312</text:p>
          </table:table-cell>
          <table:table-cell office:value-type="float" office:value="456.599424" calcext:value-type="float">
            <text:p>456.599424</text:p>
          </table:table-cell>
          <table:table-cell office:value-type="float" office:value="364.857888" calcext:value-type="float">
            <text:p>364.85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8.008728" calcext:value-type="float">
            <text:p>518.008728</text:p>
          </table:table-cell>
          <table:table-cell office:value-type="float" office:value="213.990744" calcext:value-type="float">
            <text:p>213.990744</text:p>
          </table:table-cell>
          <table:table-cell office:value-type="float" office:value="304.017984" calcext:value-type="float">
            <text:p>304.01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3.6772659019863" calcext:value-type="float">
            <text:p>43.6772659019863</text:p>
          </table:table-cell>
          <table:table-cell office:value-type="float" office:value="24.2776029398126" calcext:value-type="float">
            <text:p>24.2776029398126</text:p>
          </table:table-cell>
          <table:table-cell office:value-type="float" office:value="19.3996629621736" calcext:value-type="float">
            <text:p>19.3996629621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7.542764087546" calcext:value-type="float">
            <text:p>27.542764087546</text:p>
          </table:table-cell>
          <table:table-cell office:value-type="float" office:value="11.3779870112738" calcext:value-type="float">
            <text:p>11.3779870112738</text:p>
          </table:table-cell>
          <table:table-cell office:value-type="float" office:value="16.1647770762722" calcext:value-type="float">
            <text:p>16.16477707627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9.8490297610115" calcext:value-type="float">
            <text:p>19.8490297610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47524115709805" calcext:value-type="float">
            <text:p>0.947524115709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38263346934805" calcext:value-type="float">
            <text:p>1.38E-05</text:p>
          </table:table-cell>
          <table:table-cell office:value-type="float" office:value="0.229514888485516" calcext:value-type="float">
            <text:p>0.229514888485516</text:p>
          </table:table-cell>
          <table:table-cell office:value-type="float" office:value="0.206478510253633" calcext:value-type="float">
            <text:p>0.206478510253633</text:p>
          </table:table-cell>
          <table:table-cell office:value-type="float" office:value="0.999720915268883" calcext:value-type="float">
            <text:p>0.999720915268883</text:p>
          </table:table-cell>
          <table:table-cell office:value-type="float" office:value="0.241958550926487" calcext:value-type="float">
            <text:p>0.241958550926487</text:p>
          </table:table-cell>
          <table:table-cell office:value-type="float" office:value="0.0374639763475437" calcext:value-type="float">
            <text:p>0.037463976347544</text:p>
          </table:table-cell>
          <table:table-cell office:value-type="float" office:value="0.0299847731624329" calcext:value-type="float">
            <text:p>0.029984773162433</text:p>
          </table:table-cell>
          <table:table-cell office:value-type="float" office:value="0.478054567986827" calcext:value-type="float">
            <text:p>0.478054567986827</text:p>
          </table:table-cell>
          <table:table-cell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7993159608.1" calcext:value-type="float">
            <text:p>7993159608.1</text:p>
          </table:table-cell>
          <table:table-cell office:value-type="float" office:value="110516.1" calcext:value-type="float">
            <text:p>110516.1</text:p>
          </table:table-cell>
          <table:table-cell office:value-type="float" office:value="1834549136.1" calcext:value-type="float">
            <text:p>1834549136.1</text:p>
          </table:table-cell>
          <table:table-cell office:value-type="float" office:value="1650415688.1" calcext:value-type="float">
            <text:p>1650415688.1</text:p>
          </table:table-cell>
          <table:table-cell office:value-type="float" office:value="7990928839.3" calcext:value-type="float">
            <text:p>7990928839.3</text:p>
          </table:table-cell>
          <table:table-cell office:value-type="float" office:value="1934013316.1" calcext:value-type="float">
            <text:p>1934013316.1</text:p>
          </table:table-cell>
          <table:table-cell office:value-type="float" office:value="299455542.5" calcext:value-type="float">
            <text:p>299455542.5</text:p>
          </table:table-cell>
          <table:table-cell office:value-type="float" office:value="239673077.7" calcext:value-type="float">
            <text:p>239673077.7</text:p>
          </table:table-cell>
          <table:table-cell office:value-type="float" office:value="3821166463.3" calcext:value-type="float">
            <text:p>3821166463.3</text:p>
          </table:table-cell>
          <table:table-cell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21531610.5" calcext:value-type="float">
            <text:p>7121531610.5</text:p>
          </table:table-cell>
          <table:table-cell office:value-type="float" office:value="27183.3" calcext:value-type="float">
            <text:p>27183.3</text:p>
          </table:table-cell>
          <table:table-cell office:value-type="float" office:value="1587100434.5" calcext:value-type="float">
            <text:p>1587100434.5</text:p>
          </table:table-cell>
          <table:table-cell office:value-type="float" office:value="1422922954.5" calcext:value-type="float">
            <text:p>1422922954.5</text:p>
          </table:table-cell>
          <table:table-cell office:value-type="float" office:value="7120985671.3" calcext:value-type="float">
            <text:p>7120985671.3</text:p>
          </table:table-cell>
          <table:table-cell office:value-type="float" office:value="1769039013.7" calcext:value-type="float">
            <text:p>1769039013.7</text:p>
          </table:table-cell>
          <table:table-cell office:value-type="float" office:value="274663970.5" calcext:value-type="float">
            <text:p>274663970.5</text:p>
          </table:table-cell>
          <table:table-cell office:value-type="float" office:value="213482657.7" calcext:value-type="float">
            <text:p>213482657.7</text:p>
          </table:table-cell>
          <table:table-cell office:value-type="float" office:value="3490978124.9" calcext:value-type="float">
            <text:p>3490978124.9</text:p>
          </table:table-cell>
          <table:table-cell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72779318933894" calcext:value-type="float">
            <text:p>0.872779318933894</text:p>
          </table:table-cell>
          <table:table-cell office:value-type="string" calcext:value-type="string">
            <text:p>NC</text:p>
          </table:table-cell>
          <table:table-cell office:value-type="float" office:value="0.865959725554756" calcext:value-type="float">
            <text:p>0.865959725554756</text:p>
          </table:table-cell>
          <table:table-cell office:value-type="float" office:value="0.863835395102499" calcext:value-type="float">
            <text:p>0.863835395102499</text:p>
          </table:table-cell>
          <table:table-cell office:value-type="float" office:value="0.892584445768624" calcext:value-type="float">
            <text:p>0.892584445768624</text:p>
          </table:table-cell>
          <table:table-cell office:value-type="float" office:value="0.917111022971853" calcext:value-type="float">
            <text:p>0.917111022971853</text:p>
          </table:table-cell>
          <table:table-cell office:value-type="float" office:value="0.91942635977786" calcext:value-type="float">
            <text:p>0.91942635977786</text:p>
          </table:table-cell>
          <table:table-cell office:value-type="float" office:value="0.892255503080705" calcext:value-type="float">
            <text:p>0.892255503080705</text:p>
          </table:table-cell>
          <table:table-cell office:value-type="float" office:value="0.915827319661182" calcext:value-type="float">
            <text:p>0.915827319661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233" calcext:value-type="float">
            <text:p>2.233</text:p>
          </table:table-cell>
          <table:table-cell office:value-type="float" office:value="5.194" calcext:value-type="float">
            <text:p>5.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467" calcext:value-type="float">
            <text:p>4.467</text:p>
          </table:table-cell>
          <table:table-cell office:value-type="float" office:value="5.194" calcext:value-type="float">
            <text:p>5.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89.332" calcext:value-type="float">
            <text:p>89.332</text:p>
          </table:table-cell>
          <table:table-cell office:value-type="float" office:value="103.875" calcext:value-type="float">
            <text:p>103.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5.694" calcext:value-type="float">
            <text:p>25.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65776.515" calcext:value-type="float">
            <text:p>65776.51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457312" calcext:value-type="float">
            <text:p>821.457312</text:p>
          </table:table-cell>
          <table:table-cell office:value-type="float" office:value="456.599424" calcext:value-type="float">
            <text:p>456.599424</text:p>
          </table:table-cell>
          <table:table-cell office:value-type="float" office:value="364.857888" calcext:value-type="float">
            <text:p>364.85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8.008728" calcext:value-type="float">
            <text:p>518.008728</text:p>
          </table:table-cell>
          <table:table-cell office:value-type="float" office:value="213.990744" calcext:value-type="float">
            <text:p>213.990744</text:p>
          </table:table-cell>
          <table:table-cell office:value-type="float" office:value="304.017984" calcext:value-type="float">
            <text:p>304.01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2.1379218449546" calcext:value-type="float">
            <text:p>42.1379218449546</text:p>
          </table:table-cell>
          <table:table-cell office:value-type="float" office:value="23.4219728303584" calcext:value-type="float">
            <text:p>23.4219728303584</text:p>
          </table:table-cell>
          <table:table-cell office:value-type="float" office:value="18.7159490145961" calcext:value-type="float">
            <text:p>18.715949014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6.5720579470213" calcext:value-type="float">
            <text:p>26.5720579470213</text:p>
          </table:table-cell>
          <table:table-cell office:value-type="float" office:value="10.9769857964521" calcext:value-type="float">
            <text:p>10.9769857964521</text:p>
          </table:table-cell>
          <table:table-cell office:value-type="float" office:value="15.5950721505692" calcext:value-type="float">
            <text:p>15.59507215056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0.4956025050051" calcext:value-type="float">
            <text:p>20.4956025050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dpu Tasklet Balancing %</text:p>
          </table:table-cell>
          <table:table-cell office:value-type="float" office:value="0.95115478426644" calcext:value-type="float">
            <text:p>0.95115478426644</text:p>
          </table:table-cell>
          <table:table-cell/>
          <table:table-cell table:style-name="ce35" table:number-columns-repeated="6"/>
          <table:table-cell table:style-name="ce36"/>
          <table:table-cell table:style-name="ce35"/>
        </table:table-row>
        <table:table-row table:style-name="ro1">
          <table:table-cell table:style-name="ce35"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7135317805849" calcext:value-type="float">
            <text:p>1.57E-05</text:p>
          </table:table-cell>
          <table:table-cell table:style-name="ce35" office:value-type="float" office:value="0.217724169604683" calcext:value-type="float">
            <text:p>0.217724169604683</text:p>
          </table:table-cell>
          <table:table-cell table:style-name="ce35" office:value-type="float" office:value="0.196423162642214" calcext:value-type="float">
            <text:p>0.196423162642214</text:p>
          </table:table-cell>
          <table:table-cell table:style-name="ce35" office:value-type="float" office:value="0.99974612277815" calcext:value-type="float">
            <text:p>0.99974612277815</text:p>
          </table:table-cell>
          <table:table-cell table:style-name="ce35" office:value-type="float" office:value="0.252619858939078" calcext:value-type="float">
            <text:p>0.252619858939078</text:p>
          </table:table-cell>
          <table:table-cell table:style-name="ce35" office:value-type="float" office:value="0.0390999523516642" calcext:value-type="float">
            <text:p>0.039099952351664</text:p>
          </table:table-cell>
          <table:table-cell table:style-name="ce35" office:value-type="float" office:value="0.0298892304543302" calcext:value-type="float">
            <text:p>0.02988923045433</text:p>
          </table:table-cell>
          <table:table-cell table:style-name="ce36" office:value-type="float" office:value="0.497686323242255" calcext:value-type="float">
            <text:p>0.497686323242255</text:p>
          </table:table-cell>
          <table:table-cell table:style-name="ce35"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8285158411.1" calcext:value-type="float">
            <text:p>8285158411.1</text:p>
          </table:table-cell>
          <table:table-cell office:value-type="float" office:value="130189.1" calcext:value-type="float">
            <text:p>130189.1</text:p>
          </table:table-cell>
          <table:table-cell office:value-type="float" office:value="1803879235.1" calcext:value-type="float">
            <text:p>1803879235.1</text:p>
          </table:table-cell>
          <table:table-cell office:value-type="float" office:value="1627397018.1" calcext:value-type="float">
            <text:p>1627397018.1</text:p>
          </table:table-cell>
          <table:table-cell office:value-type="float" office:value="8283054998.1" calcext:value-type="float">
            <text:p>8283054998.1</text:p>
          </table:table-cell>
          <table:table-cell office:value-type="float" office:value="2092995549.1" calcext:value-type="float">
            <text:p>2092995549.1</text:p>
          </table:table-cell>
          <table:table-cell office:value-type="float" office:value="323949299.1" calcext:value-type="float">
            <text:p>323949299.1</text:p>
          </table:table-cell>
          <table:table-cell office:value-type="float" office:value="247637009.1" calcext:value-type="float">
            <text:p>247637009.1</text:p>
          </table:table-cell>
          <table:table-cell office:value-type="float" office:value="4123410027.1" calcext:value-type="float">
            <text:p>4123410027.1</text:p>
          </table:table-cell>
          <table:table-cell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70282948.1" calcext:value-type="float">
            <text:p>7170282948.1</text:p>
          </table:table-cell>
          <table:table-cell office:value-type="float" office:value="25812.1" calcext:value-type="float">
            <text:p>25812.1</text:p>
          </table:table-cell>
          <table:table-cell office:value-type="float" office:value="1501147003.1" calcext:value-type="float">
            <text:p>1501147003.1</text:p>
          </table:table-cell>
          <table:table-cell office:value-type="float" office:value="1346840040.1" calcext:value-type="float">
            <text:p>1346840040.1</text:p>
          </table:table-cell>
          <table:table-cell office:value-type="float" office:value="7169867828.1" calcext:value-type="float">
            <text:p>7169867828.1</text:p>
          </table:table-cell>
          <table:table-cell office:value-type="float" office:value="1870407518.1" calcext:value-type="float">
            <text:p>1870407518.1</text:p>
          </table:table-cell>
          <table:table-cell office:value-type="float" office:value="290508524.1" calcext:value-type="float">
            <text:p>290508524.1</text:p>
          </table:table-cell>
          <table:table-cell office:value-type="float" office:value="214143411.1" calcext:value-type="float">
            <text:p>214143411.1</text:p>
          </table:table-cell>
          <table:table-cell office:value-type="float" office:value="3679401314.1" calcext:value-type="float">
            <text:p>3679401314.1</text:p>
          </table:table-cell>
          <table:table-cell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44731099821813" calcext:value-type="float">
            <text:p>0.844731099821813</text:p>
          </table:table-cell>
          <table:table-cell office:value-type="string" calcext:value-type="string">
            <text:p>NC</text:p>
          </table:table-cell>
          <table:table-cell office:value-type="float" office:value="0.833261761885482" calcext:value-type="float">
            <text:p>0.833261761885482</text:p>
          </table:table-cell>
          <table:table-cell office:value-type="float" office:value="0.828301297499892" calcext:value-type="float">
            <text:p>0.828301297499892</text:p>
          </table:table-cell>
          <table:table-cell office:value-type="float" office:value="0.866534068493179" calcext:value-type="float">
            <text:p>0.866534068493179</text:p>
          </table:table-cell>
          <table:table-cell office:value-type="float" office:value="0.895002405526627" calcext:value-type="float">
            <text:p>0.895002405526627</text:p>
          </table:table-cell>
          <table:table-cell office:value-type="float" office:value="0.897997715559866" calcext:value-type="float">
            <text:p>0.897997715559866</text:p>
          </table:table-cell>
          <table:table-cell office:value-type="float" office:value="0.865685727991723" calcext:value-type="float">
            <text:p>0.865685727991723</text:p>
          </table:table-cell>
          <table:table-cell office:value-type="float" office:value="0.89356171378104" calcext:value-type="float">
            <text:p>0.89356171378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129" calcext:value-type="float">
            <text:p>2.129</text:p>
          </table:table-cell>
          <table:table-cell office:value-type="float" office:value="4.951" calcext:value-type="float">
            <text:p>4.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258" calcext:value-type="float">
            <text:p>4.258</text:p>
          </table:table-cell>
          <table:table-cell office:value-type="float" office:value="4.951" calcext:value-type="float">
            <text:p>4.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85.155" calcext:value-type="float">
            <text:p>85.155</text:p>
          </table:table-cell>
          <table:table-cell office:value-type="float" office:value="99.017" calcext:value-type="float">
            <text:p>99.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4.883" calcext:value-type="float">
            <text:p>24.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63701.47" calcext:value-type="float">
            <text:p>63701.4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457312" calcext:value-type="float">
            <text:p>821.457312</text:p>
          </table:table-cell>
          <table:table-cell office:value-type="float" office:value="456.599424" calcext:value-type="float">
            <text:p>456.599424</text:p>
          </table:table-cell>
          <table:table-cell office:value-type="float" office:value="364.857888" calcext:value-type="float">
            <text:p>364.85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8.008728" calcext:value-type="float">
            <text:p>518.008728</text:p>
          </table:table-cell>
          <table:table-cell office:value-type="float" office:value="213.990744" calcext:value-type="float">
            <text:p>213.990744</text:p>
          </table:table-cell>
          <table:table-cell office:value-type="float" office:value="304.017984" calcext:value-type="float">
            <text:p>304.01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1158802487338" calcext:value-type="float">
            <text:p>37.1158802487338</text:p>
          </table:table-cell>
          <table:table-cell office:value-type="float" office:value="20.6305176121249" calcext:value-type="float">
            <text:p>20.6305176121249</text:p>
          </table:table-cell>
          <table:table-cell office:value-type="float" office:value="16.4853626366088" calcext:value-type="float">
            <text:p>16.4853626366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4051722900081" calcext:value-type="float">
            <text:p>23.4051722900081</text:p>
          </table:table-cell>
          <table:table-cell office:value-type="float" office:value="9.66873714874357" calcext:value-type="float">
            <text:p>9.66873714874357</text:p>
          </table:table-cell>
          <table:table-cell office:value-type="float" office:value="13.7364351412645" calcext:value-type="float">
            <text:p>13.73643514126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3.0294031920057" calcext:value-type="float">
            <text:p>23.0294031920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61042406456801" calcext:value-type="float">
            <text:p>0.961042406456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89632882161298" calcext:value-type="float">
            <text:p>1.90E-05</text:p>
          </table:table-cell>
          <table:table-cell office:value-type="float" office:value="0.192552992722411" calcext:value-type="float">
            <text:p>0.192552992722411</text:p>
          </table:table-cell>
          <table:table-cell office:value-type="float" office:value="0.17343401480042" calcext:value-type="float">
            <text:p>0.17343401480042</text:p>
          </table:table-cell>
          <table:table-cell office:value-type="float" office:value="0.999789255421489" calcext:value-type="float">
            <text:p>0.999789255421489</text:p>
          </table:table-cell>
          <table:table-cell office:value-type="float" office:value="0.275868664562237" calcext:value-type="float">
            <text:p>0.275868664562237</text:p>
          </table:table-cell>
          <table:table-cell office:value-type="float" office:value="0.0426788061093008" calcext:value-type="float">
            <text:p>0.042678806109301</text:p>
          </table:table-cell>
          <table:table-cell office:value-type="float" office:value="0.0300293126036092" calcext:value-type="float">
            <text:p>0.030029312603609</text:p>
          </table:table-cell>
          <table:table-cell office:value-type="float" office:value="0.540921362074498" calcext:value-type="float">
            <text:p>0.540921362074498</text:p>
          </table:table-cell>
          <table:table-cell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9406199051.73637" calcext:value-type="float">
            <text:p>9406199051.73637</text:p>
          </table:table-cell>
          <table:table-cell office:value-type="float" office:value="178372.463636364" calcext:value-type="float">
            <text:p>178372.463636364</text:p>
          </table:table-cell>
          <table:table-cell office:value-type="float" office:value="1811191777.55455" calcext:value-type="float">
            <text:p>1811191777.55455</text:p>
          </table:table-cell>
          <table:table-cell office:value-type="float" office:value="1631354865.55455" calcext:value-type="float">
            <text:p>1631354865.55455</text:p>
          </table:table-cell>
          <table:table-cell office:value-type="float" office:value="9404216746.28182" calcext:value-type="float">
            <text:p>9404216746.28182</text:p>
          </table:table-cell>
          <table:table-cell office:value-type="float" office:value="2594875571.00909" calcext:value-type="float">
            <text:p>2594875571.00909</text:p>
          </table:table-cell>
          <table:table-cell office:value-type="float" office:value="401445345.554545" calcext:value-type="float">
            <text:p>401445345.554545</text:p>
          </table:table-cell>
          <table:table-cell office:value-type="float" office:value="282461691.736364" calcext:value-type="float">
            <text:p>282461691.736364</text:p>
          </table:table-cell>
          <table:table-cell office:value-type="float" office:value="5088014003.00909" calcext:value-type="float">
            <text:p>5088014003.00909</text:p>
          </table:table-cell>
          <table:table-cell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215982800.1" calcext:value-type="float">
            <text:p>7215982800.1</text:p>
          </table:table-cell>
          <table:table-cell office:value-type="float" office:value="25301.9181818182" calcext:value-type="float">
            <text:p>25301.9181818182</text:p>
          </table:table-cell>
          <table:table-cell office:value-type="float" office:value="1312402593.55455" calcext:value-type="float">
            <text:p>1312402593.55455</text:p>
          </table:table-cell>
          <table:table-cell office:value-type="float" office:value="1172445172.46364" calcext:value-type="float">
            <text:p>1172445172.46364</text:p>
          </table:table-cell>
          <table:table-cell office:value-type="float" office:value="7215702497.55455" calcext:value-type="float">
            <text:p>7215702497.55455</text:p>
          </table:table-cell>
          <table:table-cell office:value-type="float" office:value="2066834037.91818" calcext:value-type="float">
            <text:p>2066834037.91818</text:p>
          </table:table-cell>
          <table:table-cell office:value-type="float" office:value="321041773.190909" calcext:value-type="float">
            <text:p>321041773.190909</text:p>
          </table:table-cell>
          <table:table-cell office:value-type="float" office:value="215516375.372727" calcext:value-type="float">
            <text:p>215516375.372727</text:p>
          </table:table-cell>
          <table:table-cell office:value-type="float" office:value="4045327294.64545" calcext:value-type="float">
            <text:p>4045327294.64545</text:p>
          </table:table-cell>
          <table:table-cell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751298902039289" calcext:value-type="float">
            <text:p>0.751298902039289</text:p>
          </table:table-cell>
          <table:table-cell office:value-type="string" calcext:value-type="string">
            <text:p>NC</text:p>
          </table:table-cell>
          <table:table-cell office:value-type="float" office:value="0.725623521193287" calcext:value-type="float">
            <text:p>0.725623521193287</text:p>
          </table:table-cell>
          <table:table-cell office:value-type="float" office:value="0.719057026034485" calcext:value-type="float">
            <text:p>0.719057026034485</text:p>
          </table:table-cell>
          <table:table-cell office:value-type="float" office:value="0.767856950392781" calcext:value-type="float">
            <text:p>0.767856950392781</text:p>
          </table:table-cell>
          <table:table-cell office:value-type="float" office:value="0.797287626124861" calcext:value-type="float">
            <text:p>0.797287626124861</text:p>
          </table:table-cell>
          <table:table-cell office:value-type="float" office:value="0.800358580632417" calcext:value-type="float">
            <text:p>0.800358580632417</text:p>
          </table:table-cell>
          <table:table-cell office:value-type="float" office:value="0.763439401633128" calcext:value-type="float">
            <text:p>0.763439401633128</text:p>
          </table:table-cell>
          <table:table-cell office:value-type="float" office:value="0.795785545928796" calcext:value-type="float">
            <text:p>0.7957855459287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915" calcext:value-type="float">
            <text:p>1.915</text:p>
          </table:table-cell>
          <table:table-cell office:value-type="float" office:value="4.454" calcext:value-type="float">
            <text:p>4.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831" calcext:value-type="float">
            <text:p>3.831</text:p>
          </table:table-cell>
          <table:table-cell office:value-type="float" office:value="4.454" calcext:value-type="float">
            <text:p>4.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76.611" calcext:value-type="float">
            <text:p>76.611</text:p>
          </table:table-cell>
          <table:table-cell office:value-type="float" office:value="89.083" calcext:value-type="float">
            <text:p>89.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2.146" calcext:value-type="float">
            <text:p>22.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56692.741" calcext:value-type="float">
            <text:p>56692.7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5:02:33.113409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23T15:12:36.054570878</dc:date>
    <meta:editing-duration>PT5H32M23S</meta:editing-duration>
    <meta:editing-cycles>29</meta:editing-cycles>
    <meta:generator>LibreOffice/6.4.7.2$Linux_X86_64 LibreOffice_project/40$Build-2</meta:generator>
    <meta:document-statistic meta:table-count="2" meta:cell-count="945" meta:object-count="0"/>
  </office:meta>
</office:document-meta>
</file>